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fo:font-weight="bold" officeooo:rsid="00019bcf" officeooo:paragraph-rsid="00019bcf" style:font-weight-asian="bold" style:font-weight-complex="bold"/>
    </style:style>
    <style:style style:name="P2" style:family="paragraph" style:parent-style-name="Standard">
      <style:text-properties fo:font-weight="bold" officeooo:rsid="0001ce48" officeooo:paragraph-rsid="0001ce48" style:font-weight-asian="bold" style:font-weight-complex="bold"/>
    </style:style>
    <style:style style:name="P3" style:family="paragraph" style:parent-style-name="Standard">
      <style:text-properties fo:font-weight="bold" officeooo:rsid="0001ce48" officeooo:paragraph-rsid="0001ce48" fo:background-color="#ffff00" style:font-weight-asian="bold" style:font-weight-complex="bold"/>
    </style:style>
    <style:style style:name="P4" style:family="paragraph" style:parent-style-name="Standard">
      <style:text-properties fo:font-weight="normal" officeooo:rsid="00019bcf" officeooo:paragraph-rsid="00019bcf" style:font-weight-asian="normal" style:font-weight-complex="normal"/>
    </style:style>
    <style:style style:name="P5" style:family="paragraph" style:parent-style-name="Standard">
      <style:text-properties fo:font-weight="normal" officeooo:rsid="0001ce48" officeooo:paragraph-rsid="0001ce48" style:font-weight-asian="normal" style:font-weight-complex="normal"/>
    </style:style>
    <style:style style:name="P6" style:family="paragraph" style:parent-style-name="Standard">
      <style:text-properties style:text-underline-style="solid" style:text-underline-type="double" style:text-underline-width="auto" style:text-underline-color="font-color" fo:font-weight="bold" officeooo:rsid="00019bcf" officeooo:paragraph-rsid="00019bcf" fo:background-color="#ff00ff" style:font-weight-asian="bold" style:font-weight-complex="bold"/>
    </style:style>
    <style:style style:name="P7" style:family="paragraph" style:parent-style-name="Standard">
      <style:text-properties style:text-underline-style="solid" style:text-underline-type="double" style:text-underline-width="auto" style:text-underline-color="font-color" fo:font-weight="bold" officeooo:rsid="00019bcf" officeooo:paragraph-rsid="00019bcf"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RENCIAMENTO ESTRATÉGICO DA TRANSFORMAÇÃO DIGITAL: PERSPECTIVAS CONCEITUAIS E ESTUDO DE CASO DE UMA GRANDE EMPRESA PETROLÍFERA</text:p>
      <text:p text:style-name="P7"/>
      <text:p text:style-name="P4">Atualmente, o potencial da digitalização vai além de habilitar o negócio: tais tecnologias são fontes de</text:p>
      <text:p text:style-name="P4">novas oportunidades de criação de valor, podendo alterar expressivamente modelos de negócio já estabelecidos. Neste contexto, surge a perspectiva de <text:span text:style-name="T1">transformação digital </text:span>como um novo desafio estratégico para manter a relevância e competitividade das empresas.</text:p>
      <text:p text:style-name="P4"/>
      <text:p text:style-name="P1">Indústria 4.0 é impulsionada por:</text:p>
      <text:p text:style-name="P4">2) <text:span text:style-name="T1">Digitalização de produtos e ofertas de serviços</text:span>: A digitalização de produtos inclui a expansão dos produtos existentes; por exemplo, adicionando sensores inteligentes ou dispositivos de comunicação, que podem ser usados com ferramentas de análise de dados, bem como a criação de novos produtos digitalizados, com foco em soluções completamente integradas. Ao integrar novos métodos de coleta e análise de dados, as empresas são capazes de gerar informações sobre o uso do produto e refiná-lo para atender às necessidades crescentes dos clientes.</text:p>
      <text:p text:style-name="P4">3) <text:span text:style-name="T1">Modelos de negócios digitais e acesso de cliente</text:span>: As empresas líderes também expandem suas ofertas, fornecendo soluções digitais inovadoras, como serviços completos e orientados a dados, e soluções de plataforma integrada. Modelos de negócios digitais inovadores costumam estar focados na geração de receitas adicionais e em otimizar o acesso e a interação com o cliente. Produtos e serviços digitais frequentemente procuram oferecer aos clientes soluções completas em um ecossistema digital 3 distinto.</text:p>
      <text:p text:style-name="P4">Segundo Gupta (2018), outro aspecto importante de <text:span text:style-name="T1">diferenciação entre a automação e a digitalização</text:span> é o maior grau de flexibilidade que a segunda oferece. Em plantas industriais automatizadas, os processos são muito bem definidos e tudo opera sob a premissa de que o sistema está descrito de forma completa. Isso confere grande estabilidade e robustez a plantas automatizadas, além de praticamente eliminar a ocorrência de defeitos e acelerar as operações. No entanto, isso tem um custo: a flexibilidade é limitada. Esta é uma das razões pelas quais normalmente leva anos para que fabricantes de automóveis lancem novos modelos, por exemplo. Uma <text:span text:style-name="T1">fábrica digital</text:span>, por outro lado, fornece todas as vantagens da automação em termos de velocidade e eficiência, mas também permite flexibilidade e rastreamento.</text:p>
      <text:p text:style-name="P4"/>
      <text:p text:style-name="P1">Inovação</text:p>
      <text:p text:style-name="P4">O quarto <text:span text:style-name="T1">domínio da transformação digital</text:span> é a Inovação: o processo pelo qual novas ideias são desenvolvidas, testadas e trazidas ao mercado por empresas. Tradicionalmente, a inovação era muito focada no produto acabado. Assim, testar no mercado era difícil e o custo do fracasso era alto.</text:p>
      <text:p text:style-name="P4">Hoje, as startups mostram que as tecnologias digitais podem permitir uma abordagem diferente, baseada na aprendizagem contínua através de experimentação rápida. <text:span text:style-name="T1">Testar</text:span> <text:span text:style-name="T1">ideias</text:span> tornou-se mais fácil e rápido, e as empresas podem obter feedback do mercado desde o início do processo de inovação, passando por todo o caminho até o lançamento (e mesmo depois). Esta nova abordagem à inovação é focada em <text:span text:style-name="T1">experimentos cuidadosos</text:span> e em <text:span text:style-name="T1">mínimos produtos viáveis</text:span> (ou MVPs, do inglês minimum viable products) que maximizam a aprendizagem, minimizando custo. Suposições são repetidamente testadas, e decisões de design são feita com base na validação por clientes reais. Nesta abordagem,</text:p>
      <text:p text:style-name="P4">os produtos são desenvolvido de forma iterativa através de um processo que economiza tempo, reduz o custo falhas, e melhora a aprendizagem organizacional.</text:p>
      <text:p text:style-name="P4"/>
      <text:p text:style-name="P2">2.2. TECNOLOGIAS MAIS RELEVANTES</text:p>
      <text:p text:style-name="P2">Big Data e Analytics</text:p>
      <text:p text:style-name="P5">O termo big data refere-se a conjuntos de informações muito grandes ou muito complexas para manipular, analisar ou usar com métodos tradicionais 7 . A capacidade de coletar e analisar dados de <text:soft-page-break/>diferentes fontes - equipamentos e sistemas de produção, bem como sistemas de gerenciamento corporativo e de clientes – é um dos principais diferenciais da era digital.</text:p>
      <text:p text:style-name="P5"/>
      <text:p text:style-name="P2">Robôs autônomos</text:p>
      <text:p text:style-name="P5">Robôs Autônomos são máquinas capazes de realizar, sem intervenção ou controle</text:p>
      <text:p text:style-name="P5">humanos, tarefas em ambientes desestruturados – nos quais cabe ao robô a tomada de</text:p>
      <text:p text:style-name="P5">decisões não programadas, para solucionar problemas novos e lidar com situações</text:p>
      <text:p text:style-name="P5">imprevisíveis 9 .</text:p>
      <text:p text:style-name="P5"/>
      <text:p text:style-name="P3">Simulação</text:p>
      <text:p text:style-name="P5">Uma simulação é uma imitação da operação de um processo ou sistema no mundo real. Na era digital, as simulações serão usadas em maior escala principalmente nas operações de fábricas, para alavancar dados em tempo real, e espelhar o mundo físico em um modelo virtual, que pode incluir máquinas, produtos e seres humanos. O estudo From bytes to barrels, da Deloitte (2017), exemplifica o uso da tecnologia de simulação na solução em desenvolvimento conhecida como <text:span text:style-name="T1">Gêmeo Digital</text:span> (Digital Twin), que cria, em um ambiente virtual, um representante idêntico de um ativo físico (como uma plataforma ou um navio). O “gêmeo digital” é um passo a mais no processo de desenvolvimento de modelos, pois em vez de apenas simular, conseguirá usar sinais reais do objeto em questão. Para isso, sensores em uma plataforma capturararão informações como corrosão, danos no casco e tensão, e os incorporararão em tempo real ao gêmeo digital usando solucionadores baseados em nuvem.</text:p>
      <text:p text:style-name="P5"/>
      <text:p text:style-name="P3">Realidade aumentada</text:p>
      <text:p text:style-name="P5">A realidade aumentada (RA) pode ser definida como a adição de informação ou recursos visuais para o mundo físico, por meio de uma imagem gráfica e/ou sobreposição de áudio, a fim de melhorar a experiência do usuário em uma tarefa ou com um produto (Tech breakthroughs megatrend: how to prepare for its impact. PWC, 2016). Através da associação entre dados computacionais e o mundo real, um sistema de RA deve prover ao usuário condições de interagir com estes dados de forma natural. As principais características desse tipo de sistema são o processamento em tempo real, a combinação de elementos virtuais com o ambiente real, e o uso de elementos virtuais concebidos em 3D.</text:p>
      <text:p text:style-name="P5">Uma das principais aplicações já implementadas é no desenvolvimento de produtos. Potenciais clientes podem projetar produtos (de acordo com o design de sua preferência) e disponibilizá-los ao setor de produção de uma empresa, sem gerar custos de fabricação de protótipos e reduzindo a necessidade de estoque. Tal aplicação permite a customização de produtos já existentes, assim como a criação de produtos únicos e individualizados. Uma aplicação com grande potencial é na produção. Com o auxílio de óculos de RA, podem ser projetadas instruções de procedimentos para os trabalhadores, garantindo</text:p>
      <text:p text:style-name="P5">que os equipamentos sejam operados de forma correta. Além disso, os funcionários podem detectar e eliminar objetos perigosos ou usos indevidos na produção mais rapidamente. Este tipo de assistência proporciona maior qualidade ao trabalho realizado e menor ocorrência de erros e acidentes 11 .</text:p>
      <text:p text:style-name="P5">É importante ressaltar que as tecnologias citadas acima não se configuram como as únicas viabilizadoras da transformação digital. Foi escolhida uma seleção que abrangesse as categorias julgadas como mais relevantes para o presente trabalho, mas entende-se que o espectro de tecnologias neste contexto pode ser muito maior e configurado de diferentes maneiras segundo o viés adotado.</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22:04:47.511525797</meta:creation-date>
    <dc:date>2019-08-25T09:54:17.219778908</dc:date>
    <meta:editing-duration>PT16H45M50S</meta:editing-duration>
    <meta:editing-cycles>3</meta:editing-cycles>
    <meta:generator>LibreOffice/5.2.7.2$Linux_X86_64 LibreOffice_project/20m0$Build-2</meta:generator>
    <meta:document-statistic meta:table-count="0" meta:image-count="0" meta:object-count="0" meta:page-count="2" meta:paragraph-count="26" meta:word-count="1087" meta:character-count="7123" meta:non-whitespace-character-count="6060"/>
  </office:meta>
</office:document-meta>
</file>